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officeooo:rsid="00147904" officeooo:paragraph-rsid="00147904"/>
    </style:style>
    <style:style style:name="P2" style:family="paragraph" style:parent-style-name="Text_20_body">
      <style:text-properties officeooo:rsid="00151233" officeooo:paragraph-rsid="00151233"/>
    </style:style>
    <style:style style:name="P3" style:family="paragraph" style:parent-style-name="Text_20_body" style:list-style-name="L1">
      <style:text-properties officeooo:rsid="00151233" officeooo:paragraph-rsid="00151233"/>
    </style:style>
    <style:style style:name="P4" style:family="paragraph" style:parent-style-name="Text_20_body">
      <style:text-properties officeooo:rsid="001635c8" officeooo:paragraph-rsid="001635c8"/>
    </style:style>
    <style:style style:name="P5" style:family="paragraph" style:parent-style-name="Title">
      <style:text-properties officeooo:rsid="00147904" officeooo:paragraph-rsid="00147904"/>
    </style:style>
    <style:style style:name="T1" style:family="text">
      <style:text-properties officeooo:rsid="001635c8"/>
    </style:style>
    <style:style style:name="T2" style:family="text">
      <style:text-properties officeooo:rsid="0016959e"/>
    </style:style>
    <style:style style:name="T3" style:family="text">
      <style:text-properties officeooo:rsid="001732df"/>
    </style:style>
    <style:style style:name="T4" style:family="text">
      <style:text-properties officeooo:rsid="0017982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S1000 upgrade – log entry 1</text:p>
      <text:p text:style-name="P2">2022, 12 , 14</text:p>
      <text:p text:style-name="P1">#retrocomputing has been taking up more of my attention recently. Specifically, I found <text:a xlink:type="simple" xlink:href="https://www.youtube.com/playlist?list=PLDf2uklC__d2TRfH3urePnZeE8LGN0oE_" text:style-name="Internet_20_link" text:visited-style-name="Visited_20_Internet_20_Link">this series about refurbishing and upgrading a Sinclair ZX81</text:a>. Since the Timex Sinclair 1000 is essentially a ZX81 that jumped the pond (and doubled it’s native RAM in the process), I’ve got one. And it’s been sitting in a box for 20ish years.</text:p>
      <text:p text:style-name="P1">Time to rectify (ha!) that.</text:p>
      <text:p text:style-name="P2">Initially I’ve determined that there are four things that need work, <text:span text:style-name="T2">maybe five. Also some sources for inspiration / reference</text:span>:</text:p>
      <text:list xml:id="list1484293386" text:style-name="L1">
        <text:list-item>
          <text:p text:style-name="P3"><text:a xlink:type="simple" xlink:href="https://www.ebay.ca/itm/124844441452?hash=item1d114eff6c:g:dscAAOSwM~BhkS8f&amp;amdata=enc%3AAQAHAAAAoDv8MuDPUegfp0HbnLmgYYRq3WqkR3AB2DxU4Kq0gPm6UXAK%2FC%2FGSxc%2FA3f%2BpDaYeYG5x7qjuPnWUTN2yRyUBS4cROoiOJM6Ug%2B7PoDgC%2FQY2DpsPIXZKnCgMVumigf2p%2Fe6V%2BqXgij61ADh8CgbYNuEupToJDpl6IB6NfGwfZe7cP%2BIplbrUjl2JR5qHG7wf19of0IJM53coMf7FRif8R0%3D%7Ctkp%3ABk9SR4LB6KqgYQ&amp;autorefresh=true" text:style-name="Internet_20_link" text:visited-style-name="Visited_20_Internet_20_Link">Convert video output to Composite</text:a> – so I can see what the heck is going on. <text:span text:style-name="T1">Found this source somewhat locally – well, it’s within Canada and only the next province over, so that’s local.</text:span></text:p>
        </text:list-item>
        <text:list-item>
          <text:p text:style-name="P3"><text:a xlink:type="simple" xlink:href="https://youtu.be/zRkFpo9B1kQ?t=794" text:style-name="Internet_20_link" text:visited-style-name="Visited_20_Internet_20_Link">Upgrade the power converter</text:a> – so it runs cooler and doesn’t need that big honkin’ sheet of aluminum to dissipate waste heat.</text:p>
        </text:list-item>
        <text:list-item>
          <text:p text:style-name="P3"><text:a xlink:type="simple" xlink:href="http://blog.tynemouthsoftware.co.uk/2017/10/zx81-internal-16k-ram-reversible-version.html" text:style-name="Internet_20_link" text:visited-style-name="Visited_20_Internet_20_Link">Expand the onboard memory</text:a> – a very simple upgrade that will eliminate the true ‘vintage’ experience of having your ongoing work lost due to a minor wobble while entering code.</text:p>
        </text:list-item>
        <text:list-item>
          <text:p text:style-name="P3">Upgrade the CPU to a lower power version – <text:span text:style-name="T1">lower power use keeps things running cooler, and modern production methods may mean it’ll last another 40 years? </text:span><text:span text:style-name="T2">Since the current CPU is socketed, this is a simple chip swap. Or maybe not! I’m liking the bling thing so will replace the current socket with a gold one :D</text:span></text:p>
        </text:list-item>
        <text:list-item>
          <text:p text:style-name="P3">Potentially (heh, I slay me) <text:a xlink:type="simple" xlink:href="https://vdrivezx.com/vla81/" text:style-name="Internet_20_link" text:visited-style-name="Visited_20_Internet_20_Link">replace the ULA chip if it’s bad</text:a>. <text:span text:style-name="T1">They’re notorious for running hot so this is likely in the cards anyway.</text:span></text:p>
        </text:list-item>
      </text:list>
      <text:p text:style-name="P2">But before <text:span text:style-name="T3">getting</text:span> started, I’ll need to figure out if this thing is even working. And since I don’t have a vintage TV or monitor able to display the RF signal, I’ll have to break out my tiny new oscilloscope and probe around.</text:p>
      <text:p text:style-name="P2"><text:span text:style-name="T4">A</text:span>fter a conversation with the provider of the Composite mod PCB, and reviewing one of the videos that started this whole thing, I’ve opened up the little dude and started probing.</text:p>
      <text:p text:style-name="P2">And things look good! This is the output video signal before it gets to the RF converter, so yeah, it’s alive and trying to show me stuff. Which means that the ULA is ok and upgrading it is not a high priority.</text:p>
      <text:p text:style-name="P4">Further poking around the ULA and the CPU also gave off signs of life. Looks like we’re good.</text:p>
      <text:p text:style-name="P2">And that’s pretty much where I’ll end this first log entry. Depending on how things go with mail delivery, etc, the next step will be either upgrading the power converter, or installing the Composite PC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7:52:41.414960514</meta:creation-date>
    <dc:date>2022-12-15T08:30:44.430046910</dc:date>
    <meta:editing-duration>PT37M59S</meta:editing-duration>
    <meta:editing-cycles>6</meta:editing-cycles>
    <meta:generator>LibreOffice/7.4.2.3$MacOSX_AARCH64 LibreOffice_project/382eef1f22670f7f4118c8c2dd222ec7ad009daf</meta:generator>
    <meta:document-statistic meta:table-count="0" meta:image-count="0" meta:object-count="0" meta:page-count="1" meta:paragraph-count="15" meta:word-count="429" meta:character-count="2376" meta:non-whitespace-character-count="1961"/>
  </office:meta>
</office:document-meta>
</file>